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41811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6 kWh</text:p>
          </table:table-cell>
          <table:table-cell office:value-type="float" office:value="621.64" calcext:value-type="float">
            <text:p>621.64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3.78" calcext:value-type="float">
            <text:p>3.78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8.34" calcext:value-type="float">
            <text:p>-328.34</text:p>
          </table:table-cell>
          <table:table-cell office:value-type="string" calcext:value-type="string">
            <text:p>T-0</text:p>
          </table:table-cell>
          <table:table-cell office:value-type="float" office:value="381.73" calcext:value-type="float">
            <text:p>381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17 kWh</text:p>
          </table:table-cell>
          <table:table-cell office:value-type="float" office:value="627.06" calcext:value-type="float">
            <text:p>627.06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3.8" calcext:value-type="float">
            <text:p>3.8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31.2" calcext:value-type="float">
            <text:p>-331.2</text:p>
          </table:table-cell>
          <table:table-cell office:value-type="string" calcext:value-type="string">
            <text:p>T-0</text:p>
          </table:table-cell>
          <table:table-cell office:value-type="float" office:value="383.81" calcext:value-type="float">
            <text:p>383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4 kWh</text:p>
          </table:table-cell>
          <table:table-cell office:value-type="float" office:value="678.26" calcext:value-type="float">
            <text:p>678.26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4.04" calcext:value-type="float">
            <text:p>4.04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58.25" calcext:value-type="float">
            <text:p>-358.25</text:p>
          </table:table-cell>
          <table:table-cell office:value-type="string" calcext:value-type="string">
            <text:p>T-0</text:p>
          </table:table-cell>
          <table:table-cell office:value-type="float" office:value="407.86" calcext:value-type="float">
            <text:p>407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26 kWh</text:p>
          </table:table-cell>
          <table:table-cell office:value-type="float" office:value="690.71" calcext:value-type="float">
            <text:p>690.71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4.09" calcext:value-type="float">
            <text:p>4.09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64.82" calcext:value-type="float">
            <text:p>-364.82</text:p>
          </table:table-cell>
          <table:table-cell office:value-type="string" calcext:value-type="string">
            <text:p>T-0</text:p>
          </table:table-cell>
          <table:table-cell office:value-type="float" office:value="413.44" calcext:value-type="float">
            <text:p>413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15 kWh</text:p>
          </table:table-cell>
          <table:table-cell office:value-type="float" office:value="604.07" calcext:value-type="float">
            <text:p>604.07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3.68" calcext:value-type="float">
            <text:p>3.68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19.06" calcext:value-type="float">
            <text:p>-319.06</text:p>
          </table:table-cell>
          <table:table-cell office:value-type="string" calcext:value-type="string">
            <text:p>T-0</text:p>
          </table:table-cell>
          <table:table-cell office:value-type="float" office:value="371.82" calcext:value-type="float">
            <text:p>371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81 kWh</text:p>
          </table:table-cell>
          <table:table-cell office:value-type="float" office:value="1089.08" calcext:value-type="float">
            <text:p>1089.08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2.53" calcext:value-type="float">
            <text:p>12.5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65.9" calcext:value-type="float">
            <text:p>1265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31 kWh</text:p>
          </table:table-cell>
          <table:table-cell office:value-type="float" office:value="720.17" calcext:value-type="float">
            <text:p>720.17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4.22" calcext:value-type="float">
            <text:p>4.22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80.38" calcext:value-type="float">
            <text:p>-380.38</text:p>
          </table:table-cell>
          <table:table-cell office:value-type="string" calcext:value-type="string">
            <text:p>T-0</text:p>
          </table:table-cell>
          <table:table-cell office:value-type="float" office:value="426.46" calcext:value-type="float">
            <text:p>426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34 kWh</text:p>
          </table:table-cell>
          <table:table-cell office:value-type="float" office:value="739.75" calcext:value-type="float">
            <text:p>739.75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4.31" calcext:value-type="float">
            <text:p>4.31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90.72" calcext:value-type="float">
            <text:p>-390.72</text:p>
          </table:table-cell>
          <table:table-cell office:value-type="string" calcext:value-type="string">
            <text:p>T-0</text:p>
          </table:table-cell>
          <table:table-cell office:value-type="float" office:value="435.45" calcext:value-type="float">
            <text:p>435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65" calcext:value-type="float">
            <text:p>20.65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84 kWh</text:p>
          </table:table-cell>
          <table:table-cell office:value-type="float" office:value="387.03" calcext:value-type="float">
            <text:p>387.0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2.2" calcext:value-type="float">
            <text:p>2.2</text:p>
          </table:table-cell>
          <table:table-cell office:value-type="float" office:value="-4.33" calcext:value-type="float">
            <text:p>-4.33</text:p>
          </table:table-cell>
          <table:table-cell office:value-type="float" office:value="-8.54" calcext:value-type="float">
            <text:p>-8.54</text:p>
          </table:table-cell>
          <table:table-cell office:value-type="float" office:value="-204.24" calcext:value-type="float">
            <text:p>-204.24</text:p>
          </table:table-cell>
          <table:table-cell office:value-type="string" calcext:value-type="string">
            <text:p>T-0</text:p>
          </table:table-cell>
          <table:table-cell office:value-type="float" office:value="221.89" calcext:value-type="float">
            <text:p>221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07 kWh</text:p>
          </table:table-cell>
          <table:table-cell office:value-type="float" office:value="1227.48" calcext:value-type="float">
            <text:p>1227.48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3.9" calcext:value-type="float">
            <text:p>13.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03.85" calcext:value-type="float">
            <text:p>1403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55 kWh</text:p>
          </table:table-cell>
          <table:table-cell office:value-type="float" office:value="865.71" calcext:value-type="float">
            <text:p>865.71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5.46" calcext:value-type="float">
            <text:p>5.4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57.47" calcext:value-type="float">
            <text:p>-457.47</text:p>
          </table:table-cell>
          <table:table-cell office:value-type="string" calcext:value-type="string">
            <text:p>T-0</text:p>
          </table:table-cell>
          <table:table-cell office:value-type="float" office:value="551.72" calcext:value-type="float">
            <text:p>551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75 kWh</text:p>
          </table:table-cell>
          <table:table-cell office:value-type="float" office:value="998.84" calcext:value-type="float">
            <text:p>998.8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1.6" calcext:value-type="float">
            <text:p>11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71.59" calcext:value-type="float">
            <text:p>1171.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0:34:03.866000000</meta:creation-date>
    <dc:date>2018-03-26T10:36:56.565000000</dc:date>
    <meta:editing-duration>PT2M53S</meta:editing-duration>
    <meta:editing-cycles>1</meta:editing-cycles>
    <meta:document-statistic meta:table-count="1" meta:cell-count="159" meta:object-count="0"/>
    <meta:generator>LibreOffice/5.3.4.2$Windows_x86 LibreOffice_project/f82d347ccc0be322489bf7da61d7e4ad13fe2ff3</meta:generator>
  </office:meta>
</office:document-meta>
</file>